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1.111cm"/>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7"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line-height="115%"/>
      <style:text-properties fo:font-size="12pt" fo:font-weight="bold"/>
    </style:style>
    <style:style style:name="P3" style:family="paragraph" style:parent-style-name="Text_20_body">
      <style:paragraph-properties fo:line-height="115%"/>
      <style:text-properties style:font-name="Arial1" fo:font-size="16pt" fo:font-weight="bold"/>
    </style:style>
    <style:style style:name="P4" style:family="paragraph" style:parent-style-name="Text_20_body">
      <style:paragraph-properties fo:line-height="115%"/>
      <style:text-properties style:font-name="Arial1" fo:font-size="16pt" fo:font-weight="bold" fo:background-color="#c5000b" style:font-size-asian="16pt" style:font-size-complex="16pt"/>
    </style:style>
    <style:style style:name="P5" style:family="paragraph" style:parent-style-name="Text_20_body">
      <style:paragraph-properties fo:line-height="150%"/>
      <style:text-properties style:font-name="Arial1" fo:font-size="16pt" fo:font-weight="bold" fo:background-color="#c5000b" style:font-size-asian="16pt" style:font-size-complex="16pt"/>
    </style:style>
    <style:style style:name="P6" style:family="paragraph" style:parent-style-name="Text_20_body">
      <style:paragraph-properties fo:line-height="115%"/>
      <style:text-properties style:font-name="Arial1" fo:font-size="14pt" fo:language="en" fo:country="US" fo:font-weight="bold"/>
    </style:style>
    <style:style style:name="P7" style:family="paragraph" style:parent-style-name="Text_20_body">
      <style:paragraph-properties fo:text-align="center" style:justify-single-word="false"/>
      <style:text-properties style:font-name="Arial1" fo:font-size="14pt" fo:language="en" fo:country="US" fo:font-weight="bold"/>
    </style:style>
    <style:style style:name="P8" style:family="paragraph" style:parent-style-name="Text_20_body">
      <style:paragraph-properties fo:line-height="115%" fo:text-align="center" style:justify-single-word="false">
        <style:tab-stops>
          <style:tab-stop style:position="4.997cm"/>
        </style:tab-stops>
      </style:paragraph-properties>
      <style:text-properties style:font-name="Arial1" fo:font-size="14pt" fo:font-weight="bold"/>
    </style:style>
    <style:style style:name="P9" style:family="paragraph" style:parent-style-name="Text_20_body">
      <style:paragraph-properties fo:line-height="115%"/>
      <style:text-properties style:font-name="Arial1" fo:font-size="14pt" fo:font-weight="bold" style:font-size-asian="14pt" style:font-size-complex="14pt"/>
    </style:style>
    <style:style style:name="P10" style:family="paragraph" style:parent-style-name="Text_20_body">
      <style:paragraph-properties fo:line-height="150%" fo:text-align="justify" style:justify-single-word="false"/>
      <style:text-properties style:font-name="Arial1" fo:font-size="14pt" fo:font-weight="bold" fo:background-color="#c5000b" style:font-size-asian="14pt" style:font-size-complex="14pt"/>
    </style:style>
    <style:style style:name="P11" style:family="paragraph" style:parent-style-name="Text_20_body">
      <style:paragraph-properties fo:line-height="150%" fo:text-align="start" style:justify-single-word="false"/>
      <style:text-properties style:font-name="Arial1" fo:font-size="14pt" fo:font-weight="normal" style:font-size-asian="14pt" style:font-weight-asian="normal" style:font-size-complex="14pt" style:font-weight-complex="normal"/>
    </style:style>
    <style:style style:name="P12" style:family="paragraph" style:parent-style-name="Text_20_body">
      <style:paragraph-properties fo:line-height="150%" fo:text-align="start" style:justify-single-word="false"/>
      <style:text-properties style:font-name="Arial1" fo:font-size="14pt" fo:font-weight="normal" fo:background-color="#008000" style:font-size-asian="14pt" style:font-weight-asian="normal" style:font-size-complex="14pt" style:font-weight-complex="normal"/>
    </style:style>
    <style:style style:name="P13" style:family="paragraph" style:parent-style-name="Text_20_body">
      <style:paragraph-properties fo:line-height="150%" fo:text-align="start" style:justify-single-word="false"/>
      <style:text-properties style:font-name="Arial1" fo:font-size="14pt" fo:font-weight="normal" fo:background-color="#0084d1" style:font-size-asian="14pt" style:font-weight-asian="normal" style:font-size-complex="14pt" style:font-weight-complex="normal"/>
    </style:style>
    <style:style style:name="P14" style:family="paragraph" style:parent-style-name="Text_20_body">
      <style:paragraph-properties fo:line-height="150%" fo:text-align="start" style:justify-single-word="false"/>
      <style:text-properties style:font-name="Arial1" fo:font-size="14pt" fo:font-weight="normal" fo:background-color="#c5000b" style:font-size-asian="14pt" style:font-weight-asian="normal" style:font-size-complex="14pt" style:font-weight-complex="normal"/>
    </style:style>
    <style:style style:name="P15" style:family="paragraph" style:parent-style-name="Text_20_body">
      <style:paragraph-properties fo:line-height="150%" fo:text-align="start" style:justify-single-word="false"/>
      <style:text-properties style:font-name="Arial1" fo:font-size="14pt" fo:font-weight="normal" fo:background-color="transparent" style:font-size-asian="14pt" style:font-weight-asian="normal" style:font-size-complex="14pt" style:font-weight-complex="normal"/>
    </style:style>
    <style:style style:name="P16" style:family="paragraph" style:parent-style-name="Text_20_body">
      <style:paragraph-properties fo:text-align="end" style:justify-single-word="false"/>
      <style:text-properties style:font-name="Arial1" fo:font-size="13pt" fo:language="en" fo:country="US" fo:font-weight="bold"/>
    </style:style>
    <style:style style:name="P17" style:family="paragraph" style:parent-style-name="Text_20_body">
      <style:paragraph-properties fo:line-height="115%" fo:text-align="center" style:justify-single-word="false"/>
      <style:text-properties style:font-name="Arial1" fo:font-size="17pt" fo:language="en" fo:country="US" fo:font-weight="bold"/>
    </style:style>
    <style:style style:name="P18" style:family="paragraph" style:parent-style-name="Text_20_body">
      <style:paragraph-properties fo:text-align="justify" style:justify-single-word="false"/>
      <style:text-properties style:font-name="Arial1"/>
    </style:style>
    <style:style style:name="P19" style:family="paragraph" style:parent-style-name="Text_20_body">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20" style:family="paragraph" style:parent-style-name="Text_20_body">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21" style:family="paragraph" style:parent-style-name="Table_20_Contents">
      <style:text-properties style:font-name="Arial1"/>
    </style:style>
    <style:style style:name="P22" style:family="paragraph" style:parent-style-name="Table_20_Contents">
      <style:text-properties style:font-name="Arial1" fo:font-size="12pt" style:font-size-asian="12pt" style:font-size-complex="12pt"/>
    </style:style>
    <style:style style:name="P23" style:family="paragraph" style:parent-style-name="Table_20_Contents">
      <style:paragraph-properties fo:line-height="115%"/>
      <style:text-properties style:font-name="Arial1" fo:font-size="12pt" style:font-size-asian="12pt" style:font-size-complex="12pt"/>
    </style:style>
    <style:style style:name="P24" style:family="paragraph" style:parent-style-name="Table_20_Contents">
      <style:paragraph-properties fo:line-height="115%">
        <style:tab-stops>
          <style:tab-stop style:position="4.851cm"/>
          <style:tab-stop style:position="5.057cm"/>
        </style:tab-stops>
      </style:paragraph-properties>
      <style:text-properties style:font-name="Arial1" fo:font-size="12pt" style:font-size-asian="12pt" style:font-size-complex="12pt"/>
    </style:style>
    <style:style style:name="P25" style:family="paragraph" style:parent-style-name="Heading_20_1">
      <style:paragraph-properties fo:line-height="115%" fo:text-align="center" style:justify-single-word="false" fo:break-before="page"/>
      <style:text-properties style:font-name="Arial1" fo:font-size="14pt" fo:font-weight="bold" style:font-size-asian="14pt" style:font-size-complex="14pt"/>
    </style:style>
    <style:style style:name="P26" style:family="paragraph" style:parent-style-name="Heading_20_1">
      <style:paragraph-properties fo:line-height="150%" fo:break-before="page"/>
      <style:text-properties style:font-name="Arial1" fo:font-size="16pt" fo:font-weight="bold" fo:background-color="#579d1c" style:font-size-asian="16pt" style:font-size-complex="16pt"/>
    </style:style>
    <style:style style:name="P27" style:family="paragraph" style:parent-style-name="Contents_20_Heading">
      <style:paragraph-properties fo:break-before="page"/>
    </style:style>
    <style:style style:name="P28" style:family="paragraph" style:parent-style-name="Heading_20_2">
      <style:paragraph-properties fo:line-height="150%" fo:text-align="justify" style:justify-single-word="false"/>
      <style:text-properties style:font-name="Arial1" fo:font-size="14pt" fo:font-weight="bold" style:font-size-asian="14pt" style:font-size-complex="14pt"/>
    </style:style>
    <style:style style:name="P29" style:family="paragraph" style:parent-style-name="Heading_20_2">
      <style:paragraph-properties fo:line-height="150%"/>
      <style:text-properties style:font-name="Arial1" fo:font-size="14pt" fo:font-weight="bold" fo:background-color="#0084d1" style:font-size-asian="14pt" style:font-size-complex="14pt"/>
    </style:style>
    <style:style style:name="P30" style:family="paragraph" style:parent-style-name="Heading_20_2">
      <style:paragraph-properties fo:line-height="150%" fo:text-align="justify" style:justify-single-word="false"/>
      <style:text-properties style:font-name="Arial1" fo:font-size="14pt" fo:font-weight="bold" fo:background-color="#0084d1" style:font-size-asian="14pt" style:font-size-complex="14pt"/>
    </style:style>
    <style:style style:name="P31" style:family="paragraph" style:parent-style-name="Heading_20_2">
      <style:paragraph-properties fo:line-height="150%"/>
      <style:text-properties style:font-name="Arial1" fo:font-size="14pt" fo:font-weight="bold" fo:background-color="#c5000b" style:font-size-asian="14pt" style:font-size-complex="14pt"/>
    </style:style>
    <style:style style:name="P32" style:family="paragraph" style:parent-style-name="Heading_20_2">
      <style:paragraph-properties fo:line-height="150%" fo:text-align="justify" style:justify-single-word="false"/>
      <style:text-properties style:font-name="Arial1" fo:font-size="14pt" fo:font-weight="bold" fo:background-color="#c5000b" style:font-size-asian="14pt" style:font-size-complex="14pt"/>
    </style:style>
    <style:style style:name="P33" style:family="paragraph" style:parent-style-name="Heading_20_2">
      <style:paragraph-properties fo:line-height="150%"/>
      <style:text-properties style:font-name="Arial1" fo:font-size="14pt" fo:font-weight="bold" fo:background-color="#579d1c" style:font-size-asian="14pt" style:font-size-complex="14pt"/>
    </style:style>
    <style:style style:name="P34" style:family="paragraph" style:parent-style-name="Heading_20_1">
      <style:paragraph-properties fo:line-height="115%"/>
      <style:text-properties style:font-name="Arial1" fo:font-size="16pt" fo:font-weight="bold" fo:background-color="#579d1c" style:font-size-asian="16pt" style:font-size-complex="16pt"/>
    </style:style>
    <style:style style:name="P35" style:family="paragraph" style:parent-style-name="Heading_20_1">
      <style:paragraph-properties fo:line-height="150%"/>
      <style:text-properties style:font-name="Arial1" fo:font-size="16pt" fo:font-weight="bold" fo:background-color="#579d1c" style:font-size-asian="16pt" style:font-size-complex="16pt"/>
    </style:style>
    <style:style style:name="P36" style:family="paragraph" style:parent-style-name="Heading_20_1">
      <style:paragraph-properties fo:line-height="150%" fo:text-align="justify" style:justify-single-word="false"/>
      <style:text-properties style:font-name="Arial1" fo:font-size="16pt" fo:font-weight="bold" fo:background-color="#c5000b" style:font-size-asian="16pt" style:font-size-complex="16pt"/>
    </style:style>
    <style:style style:name="P37" style:family="paragraph" style:parent-style-name="Heading_20_1">
      <style:paragraph-properties fo:line-height="150%" fo:text-align="justify" style:justify-single-word="false"/>
      <style:text-properties style:font-name="Arial1" fo:font-size="16pt" fo:font-weight="bold" fo:background-color="#0084d1" style:font-size-asian="16pt" style:font-size-complex="16pt"/>
    </style:style>
    <style:style style:name="P38" style:family="paragraph" style:parent-style-name="Heading_20_1">
      <style:paragraph-properties fo:line-height="150%"/>
      <style:text-properties style:font-name="Arial1" fo:font-size="16pt" fo:font-weight="bold" fo:background-color="transparent" style:font-size-asian="16pt" style:font-size-complex="16pt"/>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Standard">
      <style:paragraph-properties fo:line-height="150%" fo:text-align="start" style:justify-single-word="false"/>
      <style:text-properties style:font-name="Arial1" fo:font-size="12pt" fo:font-weight="normal" fo:background-color="transparent" style:font-size-asian="12pt" style:font-weight-asian="normal" style:font-size-complex="12pt" style:font-weight-complex="normal"/>
    </style:style>
    <style:style style:name="T1" style:family="text">
      <style:text-properties fo:language="en" fo:country="US"/>
    </style:style>
    <style:style style:name="T2" style:family="text">
      <style:text-properties fo:background-color="#c5000b"/>
    </style:style>
    <style:style style:name="T3" style:family="text">
      <style:text-properties fo:background-color="#579d1c"/>
    </style:style>
    <style:style style:name="T4" style:family="text">
      <style:text-properties fo:background-color="#0084d1"/>
    </style:style>
    <style:style style:name="T5"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4PRJ4 – IHA </text:p>
      <text:p text:style-name="P6">**FIRMA NAVN**</text:p>
      <text:p text:style-name="P7"/>
      <text:p text:style-name="P16">Dato: 11/02 – 2012</text:p>
      <text:p text:style-name="P17">Material Sorter</text:p>
      <text:p text:style-name="P8">Projektrapport</text:p>
      <text:p text:style-name="P18"/>
      <text:p text:style-name="P2"/>
      <text:p text:style-name="P2">Vejleder: </text:p>
      <table:table table:name="Table1" table:style-name="Table1">
        <table:table-column table:style-name="Table1.A"/>
        <table:table-row table:style-name="Table1.1">
          <table:table-cell table:style-name="Table1.A1" office:value-type="string">
            <text:p text:style-name="P21">#1</text:p>
            <text:p text:style-name="P21">Projektvejleder: <text:s text:c="23"/>Navn: <text:span text:style-name="T5">Poul Ejnar Rovsing</text:span></text:p>
          </table:table-cell>
        </table:table-row>
      </table:table>
      <text:p text:style-name="P2"/>
      <text:p text:style-name="P2">Deltagere: </text:p>
      <table:table table:name="Table2" table:style-name="Table2">
        <table:table-column table:style-name="Table2.A"/>
        <table:table-row>
          <table:table-cell table:style-name="Table2.A1" office:value-type="string">
            <text:p text:style-name="P22">#1</text:p>
            <text:p text:style-name="P23">Studienummer: 10778 <text:s text:c="9"/>Navn: René Høgh Thomsen </text:p>
          </table:table-cell>
        </table:table-row>
        <table:table-row>
          <table:table-cell table:style-name="Table2.A2" office:value-type="string">
            <text:p text:style-name="P22">#2</text:p>
            <text:p text:style-name="P23"><text:span text:style-name="T1">Studienummer: 10517 <text:s text:c="9"/>Navn: Cong Thanh Dao</text:span> </text:p>
          </table:table-cell>
        </table:table-row>
        <table:table-row>
          <table:table-cell table:style-name="Table2.A2" office:value-type="string">
            <text:p text:style-name="P22">#3</text:p>
            <text:p text:style-name="P23">Studienummer: 10430 <text:s text:c="9"/>Navn: Søren Howe Gersager </text:p>
          </table:table-cell>
        </table:table-row>
        <table:table-row>
          <table:table-cell table:style-name="Table2.A2" office:value-type="string">
            <text:p text:style-name="P22">#4</text:p>
            <text:p text:style-name="P23">Studienummer: 10791 <text:s text:c="9"/>Navn: Michael Batz Hansen </text:p>
          </table:table-cell>
        </table:table-row>
        <table:table-row>
          <table:table-cell table:style-name="Table2.A2" office:value-type="string">
            <text:p text:style-name="P22">#5</text:p>
            <text:p text:style-name="P24">Studienummer: 10898 <text:s text:c="9"/>Navn: Sam Luu Tong </text:p>
          </table:table-cell>
        </table:table-row>
        <table:table-row>
          <table:table-cell table:style-name="Table2.A2" office:value-type="string">
            <text:p text:style-name="P22">#6</text:p>
            <text:p text:style-name="P23">Studienummer: 10754 <text:s text:c="9"/>Navn: Nicolaj Quottrup </text:p>
          </table:table-cell>
        </table:table-row>
        <table:table-row>
          <table:table-cell table:style-name="Table2.A7" office:value-type="string">
            <text:p text:style-name="P22">#7</text:p>
            <text:p text:style-name="P23">Studienummer: 10568 <text:s text:c="9"/>Navn: Yusuf Tezel </text:p>
          </table:table-cell>
        </table:table-row>
      </table:table>
      <table:table table:name="Table3" table:style-name="Table3">
        <table:table-column table:style-name="Table3.A"/>
        <table:table-column table:style-name="Table3.B"/>
        <table:table-row>
          <table:table-cell table:style-name="Table3.A1" office:value-type="string">
            <text:p text:style-name="P21">Dato:</text:p>
            <text:p text:style-name="P21"/>
          </table:table-cell>
          <table:table-cell table:style-name="Table3.B1" office:value-type="string">
            <text:p text:style-name="P21">Godkendt af: </text:p>
          </table:table-cell>
        </table:table-row>
      </table:table>
      <text:p text:style-name="P2"/>
      <text:h text:style-name="P25" text:outline-level="1">SLETTES VED FÆRDIGE VERSION</text:h>
      <text:p text:style-name="P11">Jeg har som guide markeret områder alt efter hvornår, de skal laves. </text:p>
      <text:p text:style-name="P11">Dette er for at vi hurtigere kan komme i gang med rapporten. Med det menes at vi undervejs under projektet kan lave på rapporten, for at spare tid til sidst, samt at det så ligger klarere i hovedet, hvad vi gjorde og hvorfor.</text:p>
      <text:p text:style-name="P12">I STARTEN(Før i gang med Construction)</text:p>
      <text:p text:style-name="P13">UNDER UDVIKLING(Use Case lavet)</text:p>
      <text:p text:style-name="P14">TIL SIDST(Lavet produktet)</text:p>
      <text:p text:style-name="P14"/>
      <text:p text:style-name="P15">Nogle punkter blandet sammen, da dele af dem kan laves under forskellige trin.</text:p>
      <text:h text:style-name="P26" text:outline-level="1">Res<text:span text:style-name="T2">umé</text:span></text:h>
      <text:p text:style-name="P19">Tekst.</text:p>
      <text:h text:style-name="P35" text:outline-level="1">Abs<text:span text:style-name="T2">tract</text:span></text:h>
      <text:p text:style-name="P19">Tekst.</text:p>
      <text:p text:style-name="P5"/>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7">Indholdsfortegnelse</text:p>
          </text:index-title>
          <text:p text:style-name="P39">SLETTES VED FÆRDIGE VERSION<text:tab/>2</text:p>
          <text:p text:style-name="P39">Resumé<text:tab/>3</text:p>
          <text:p text:style-name="P39">Abstract<text:tab/>3</text:p>
          <text:p text:style-name="P39">1. Forord<text:tab/>5</text:p>
          <text:p text:style-name="P39">2. Indledning<text:tab/>5</text:p>
          <text:p text:style-name="P39">3. Opgaveformulering<text:tab/>5</text:p>
          <text:p text:style-name="P39">4. Projektbeskrivelse<text:tab/>5</text:p>
          <text:p text:style-name="P40">4.1 Afgrænsning<text:tab/>5</text:p>
          <text:p text:style-name="P40">4.2 Projektgennemførelse<text:tab/>5</text:p>
          <text:p text:style-name="P40">4.3 Metoder<text:tab/>5</text:p>
          <text:p text:style-name="P40">4.4 Designprocessen<text:tab/>5</text:p>
          <text:p text:style-name="P40">4.5 Udviklingsværktøjer<text:tab/>5</text:p>
          <text:p text:style-name="P40">4.6 Resultater<text:tab/>5</text:p>
          <text:p text:style-name="P40">4.8 Fortræffeligheder<text:tab/>6</text:p>
          <text:p text:style-name="P40">4.9 Opnåede erfaringer<text:tab/>6</text:p>
          <text:p text:style-name="P40">4.10 Forbedringer<text:tab/>6</text:p>
          <text:p text:style-name="P39">5. Konklusion <text:tab/>6</text:p>
          <text:p text:style-name="P39">6. Referencer<text:tab/>6</text:p>
        </text:index-body>
      </text:table-of-content>
      <text:p text:style-name="P4"/>
      <text:p text:style-name="P9"/>
      <text:h text:style-name="P34" text:outline-level="1"/>
      <text:h text:style-name="P26" text:outline-level="1">1. Forord</text:h>
      <text:p text:style-name="P19">Tekst.</text:p>
      <text:h text:style-name="P35" text:outline-level="1">2. Indledning</text:h>
      <text:p text:style-name="P19">Tekst.</text:p>
      <text:h text:style-name="P35" text:outline-level="1">3. Opgaveformulering</text:h>
      <text:p text:style-name="P19">Tekst.</text:p>
      <text:h text:style-name="P38" text:outline-level="1">4. Projektbeskrivelse</text:h>
      <text:p text:style-name="P19">Tekst.</text:p>
      <text:h text:style-name="P33" text:outline-level="2">4.1 Afgrænsning</text:h>
      <text:p text:style-name="P19">Tekst.</text:p>
      <text:h text:style-name="P31" text:outline-level="2">4.2 Projektgennemførelse</text:h>
      <text:p text:style-name="P19">Tekst.</text:p>
      <text:h text:style-name="P29" text:outline-level="2"><text:span text:style-name="T3">4.3 Me</text:span>toder</text:h>
      <text:p text:style-name="P19">Tekst.</text:p>
      <text:h text:style-name="P30" text:outline-level="2">4.4 Designprocessen</text:h>
      <text:p text:style-name="P41">Til at starte med blev der skabt et overblik over, hvilke vinduer der skulle laves (se evt. kravspecifikation for første udkast af brugergrænsefladen). Derefter blev vinduerne én for én skitseret ud fra de funktioner de skulle indeholdeUd fra skitserne blev vinduerne så modeleret i Visual Studio 2010 ved hjælp af WPF, og til sidst samlet i et hovedvindue med tabkontrol. Elementerne i hvert vindue er organiseret i forhold til hinanden med et grid panel som i det omfang det var muligt er blevet genbrugt fra vindue til vindue. Dette betyder, at nogle af de store tekstbokse (brugt som editorer) er blevet sat de samme sted. Desuden er der blevet tænkt på, at menulinjen er meget ens for hinanden, så disse er <text:soft-page-break/>blevet placeret de samme steder i de samme vinduer. </text:p>
      <text:h text:style-name="P28" text:outline-level="2"><text:span text:style-name="T3">4.5 Udviklings</text:span><text:span text:style-name="T4">værktøjer</text:span></text:h>
      <text:p text:style-name="P20">Tekst.</text:p>
      <text:h text:style-name="P32" text:outline-level="2">4.6 Resultater</text:h>
      <text:p text:style-name="P20">Tekst.</text:p>
      <text:p text:style-name="P10">4.7 Diskussion</text:p>
      <text:p text:style-name="P20">Tekst.</text:p>
      <text:h text:style-name="P28" text:outline-level="2"><text:span text:style-name="T4">4.8 Fortræf</text:span><text:span text:style-name="T2">feligheder</text:span></text:h>
      <text:p text:style-name="P20">Tekst.</text:p>
      <text:h text:style-name="P30" text:outline-level="2">4.9 Opnåede <text:span text:style-name="T2">erfaringer</text:span></text:h>
      <text:p text:style-name="P20">Tekst.</text:p>
      <text:h text:style-name="P30" text:outline-level="2">4.10 Forbed<text:span text:style-name="T2">ringer</text:span></text:h>
      <text:p text:style-name="P20">Tekst.</text:p>
      <text:h text:style-name="P36" text:outline-level="1">5. Konklusion </text:h>
      <text:p text:style-name="P20">Tekst.</text:p>
      <text:h text:style-name="P37" text:outline-level="1">6. Referencer</text:h>
      <text:p text:style-name="P20">Tek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de <text:page-number text:select-page="current">4</text:page-number> a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29:00.48</meta:creation-date>
    <dc:date>2012-03-19T11:34:02.39</dc:date>
    <meta:editing-duration>PT32M3S</meta:editing-duration>
    <meta:editing-cycles>20</meta:editing-cycles>
    <meta:generator>LibreOffice/3.5$Windows_x86 LibreOffice_project/7e68ba2-a744ebf-1f241b7-c506db1-7d53735</meta:generator>
    <meta:document-statistic meta:table-count="3" meta:image-count="0" meta:object-count="0" meta:page-count="6" meta:paragraph-count="88" meta:word-count="397" meta:character-count="2560" meta:non-whitespace-character-count="2150"/>
  </office:meta>
</office:document-meta>
</file>